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2ac7bd"/>
    </style:style>
    <style:style style:name="P6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9" style:family="paragraph" style:parent-style-name="Table_20_Contents">
      <style:text-properties style:font-name="Times New Roman" officeooo:paragraph-rsid="002ac7b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2ac7bd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2bd5e6" officeooo:paragraph-rsid="002bd5e6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ac7b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ac7bd" fo:background-color="#ffffff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paragraph-rsid="002ac7bd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6" style:family="paragraph" style:parent-style-name="Table_20_Contents">
      <style:paragraph-properties fo:text-align="center" style:justify-single-word="false"/>
      <style:text-properties officeooo:paragraph-rsid="002ac7bd"/>
    </style:style>
    <style:style style:name="P1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2ac7bd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ac7bd"/>
    </style:style>
    <style:style style:name="P21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officeooo:paragraph-rsid="003026ea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2ac7bd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ac7bd" style:font-size-asian="10pt" style:font-weight-asian="normal" style:font-size-complex="10pt" style:font-weight-complex="normal"/>
    </style:style>
    <style:style style:name="P24" style:family="paragraph" style:parent-style-name="Table_20_Contents">
      <style:text-properties style:font-name="Times New Roman" fo:font-size="10pt" officeooo:paragraph-rsid="002ac7bd" style:font-size-asian="10pt" style:font-size-complex="10pt"/>
    </style:style>
    <style:style style:name="P25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ac7bd" style:font-size-asian="10pt" style:font-weight-asian="normal" style:font-size-complex="10pt" style:font-weight-complex="normal"/>
    </style:style>
    <style:style style:name="P26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ac7bd"/>
    </style:style>
    <style:style style:name="T5" style:family="text">
      <style:text-properties officeooo:rsid="013d0498"/>
    </style:style>
    <style:style style:name="T6" style:family="text">
      <style:text-properties officeooo:rsid="0042f57a" fo:background-color="#ffffff" loext:char-shading-value="0"/>
    </style:style>
    <style:style style:name="T7" style:family="text">
      <style:text-properties officeooo:rsid="0022f10e"/>
    </style:style>
    <style:style style:name="T8" style:family="text">
      <style:text-properties officeooo:rsid="0042f57a"/>
    </style:style>
    <style:style style:name="T9" style:family="text">
      <style:text-properties fo:language="en" fo:country="US" officeooo:rsid="0030c671"/>
    </style:style>
    <style:style style:name="T10" style:family="text">
      <style:text-properties officeooo:rsid="00364877"/>
    </style:style>
    <style:style style:name="T11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P3"/>
      <text:p text:style-name="P6"/>
      <text:p text:style-name="P17"/>
      <text:p text:style-name="P17">Declaração De Matrícula</text:p>
      <text:p text:style-name="P18"/>
      <text:p text:style-name="P21"><text:span text:style-name="T11">Para os devidos efeitos, declara-se que <text:s/></text:span><text:span text:style-name="T11"><text:text-input text:description="[#if person.female]">[#if person.female]</text:text-input></text:span><text:span text:style-name="T11">a aluna</text:span><text:span text:style-name="T11"><text:text-input text:description="[#elseif person.male]">[#elseif person.male]</text:text-input></text:span><text:span text:style-name="T11">o aluno</text:span><text:span text:style-name="T11"><text:text-input text:description="[/#if]">[/#if]</text:text-input></text:span><text:span text:style-name="T11"> </text:span><text:span text:style-name="T11"><text:text-input text:description="${person.name}">${person.name}</text:text-input></text:span><text:span text:style-name="T11">, n.º </text:span><text:span text:style-name="T11"><text:text-input text:description="${registration.number}">${registration.number}</text:text-input></text:span><text:span text:style-name="T11">, </text:span><text:span text:style-name="T11"><text:text-input text:description="[#if person.female]">[#if person.female]</text:text-input></text:span><text:span text:style-name="T11">nascida</text:span><text:span text:style-name="T11"><text:text-input text:description="[#elseif person.male]">[#elseif person.male]</text:text-input></text:span><text:span text:style-name="T11">nascido</text:span><text:span text:style-name="T11"><text:text-input text:description="[/#if]">[/#if]</text:text-input></text:span><text:span text:style-name="T11"> a </text:span><text:span text:style-name="T11"><text:text-input text:description="${lang.pt(dates.extendedDate(person.dateOfBirthYearMonthDay))}">${lang.pt(dates.extendedDate(person.dateOfBirthYearMonthDay))}</text:text-input></text:span><text:span text:style-name="T11">, </text:span><text:span text:style-name="T11"><text:text-input text:description="[#if person.female]">[#if person.female]</text:text-input></text:span><text:span text:style-name="T11">portadora</text:span><text:span text:style-name="T11"><text:text-input text:description="[#elseif person.male]">[#elseif person.male]</text:text-input></text:span><text:span text:style-name="T11">portador</text:span><text:span text:style-name="T11"><text:text-input text:description="[/#if]">[/#if]</text:text-input></text:span><text:span text:style-name="T11"> do </text:span><text:span text:style-name="T11"><text:text-input text:description="${lang.pt(person.idDocumentType.localizedNameI18N)}">${lang.pt(person.idDocumentType.localizedNameI18N)}</text:text-input></text:span><text:span text:style-name="T11"> n.º </text:span><text:span text:style-name="T11"><text:text-input text:description="${person.documentIdNumber}">${person.documentIdNumber}</text:text-input></text:span><text:span text:style-name="T11">, </text:span><text:span text:style-name="T11"><text:text-input text:description="[#if person.female]">[#if person.female]</text:text-input></text:span><text:span text:style-name="T11">filha</text:span><text:span text:style-name="T11"><text:text-input text:description="[#elseif person.male]">[#elseif person.male]</text:text-input></text:span><text:span text:style-name="T11">filho</text:span><text:span text:style-name="T11"><text:text-input text:description="[/#if]">[/#if]</text:text-input></text:span><text:span text:style-name="T11"> de </text:span><text:span text:style-name="T11"><text:text-input text:description="${person.nameOfFather}">${person.nameOfFather}</text:text-input></text:span><text:span text:style-name="T11"> e de </text:span><text:span text:style-name="T11"><text:text-input text:description="person.nameOfMother"/></text:span><text:span text:style-name="T11"><text:text-input text:description="${person.nameOfMother}">${person.nameOfMother}</text:text-input></text:span><text:span text:style-name="T11">, realizou a matrícula no Curso de </text:span><text:span text:style-name="T11"><text:text-input text:description="${lang.pt(curricularPlanInformation.degreePresentationName)}">${lang.pt(curricularPlanInformation.degreePresentationName)}</text:text-input></text:span><text:span text:style-name="T11"> no ano letivo de </text:span><text:span text:style-name="T11"><text:text-input text:description="${registration.startExecutionYear.name}">${registration.startExecutionYear.name}</text:text-input></text:span><text:span text:style-name="T11">.</text:span></text:p>
      <text:p text:style-name="P5"/>
      <text:p text:style-name="P15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PUBLIC_TRANSPORTS&quot;]">[#elseif serviceRequest.documentPurposeTypeInstance.code == "PUBLIC_TRANSPORTS"]</text:text-input>Esta declaração serve como comprovativo para efeitos de requerimento de passe social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IMMIGRATION&quot;]">[#elseif serviceRequest.documentPurposeTypeInstance.code == "IMMIGRATION"]</text:text-input>Esta declaração serve como comprovativo para efeitos de regularização junto do Serviço de Estrangeiros e Fronteiras (SEF)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5"/>
      <text:p text:style-name="P15"><text:text-input text:description="[/#if]">[/#if]</text:text-input></text:p>
      <text:p text:style-name="P10"/>
      <text:p text:style-name="P10"><text:span text:style-name="T3">Faculdade de </text:span><text:span text:style-name="T4">Medicina Dentária</text:span><text:span text:style-name="T3"> da Universidade de Lisboa</text:span><text:span text:style-name="T8">, em </text:span><text:span text:style-name="T9"><text:text-input text:description="${lang.pt(dates.extendedDate(localizedDate.nowDate()))}">${lang.pt(dates.extendedDate(localizedDate.nowDate()))}</text:text-input></text:span><text:span text:style-name="T9"><text:text-input text:description="${lang.pt(dates.extendedDate(localizedDate.nowDate()))}"/></text:span><text:span text:style-name="T6">.</text:span></text:p>
      <text:p text:style-name="P19"/>
      <text:p text:style-name="P9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table:number-rows-spanned="3" office:value-type="string">
            <text:p text:style-name="P22">O presente documento só é válido com assinatura e carimbo da instituição!</text:p>
            <text:p text:style-name="P23"><text:text-input text:description="[#if hasPricetag]">[#if hasPricetag]</text:text-input></text:p>
            <text:p text:style-name="P25"><text:span text:style-name="T7">Emolumento: </text:span><text:text-input text:description="${money.total(serviceRequestPrice)}">${money.total(serviceRequestPrice)}</text:text-input></text:p>
            <text:p text:style-name="P23"><text:text-input text:description="[/#if]">[/#if]</text:text-input></text:p>
          </table:table-cell>
          <table:table-cell table:style-name="Table2.B1" office:value-type="string">
            <text:p text:style-name="P11">Serviços Académicos,</text:p>
            <text:p text:style-name="P12">O(<text:span text:style-name="T10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3"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6"/>
          </table:table-cell>
        </table:table-row>
      </table:table>
      <text:p text:style-name="P9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0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23"><text:text-input text:description="[#if hasPricetag]">[#if hasPricetag]</text:text-input></text:p>
            <text:p text:style-name="P25"><text:span text:style-name="T7">Emolumento: </text:span><text:text-input text:description="${money.total(serviceRequestPrice)}">${money.total(serviceRequestPrice)}</text:text-input></text:p>
            <text:p text:style-name="P24"><text:text-input text:description="[/#if]">[/#if]</text:text-input></text:p>
          </table:table-cell>
          <table:table-cell table:style-name="Table1.A2" office:value-type="string">
            <text:p text:style-name="P13"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4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02T12:06:32.213326405</dc:date>
    <meta:editing-duration>PT2H43M15S</meta:editing-duration>
    <meta:editing-cycles>28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353" meta:character-count="2799" meta:non-whitespace-character-count="2612"/>
  </office:meta>
</office:document-meta>
</file>